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UNCAO1" table:style-name="ta1">
        <table:shapes>
          <draw:frame draw:z-index="0" draw:style-name="gr1" draw:text-style-name="P1" svg:width="15.999cm" svg:height="8.999cm" svg:x="4.527cm" svg:y="0.711cm">
            <draw:object draw:notify-on-update-of-ranges="FUNCAO1.B1:FUNCAO1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618cm" svg:y="0.664cm">
            <draw:object draw:notify-on-update-of-ranges="FUNCAO1.C1:FUNCAO1.C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788" calcext:value-type="float">
            <text:p>22788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348" calcext:value-type="float">
            <text:p>18348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81" calcext:value-type="float">
            <text:p>5481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81" calcext:value-type="float">
            <text:p>5481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81" calcext:value-type="float">
            <text:p>5481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514" calcext:value-type="float">
            <text:p>13514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91" calcext:value-type="float">
            <text:p>10791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1" calcext:value-type="float">
            <text:p>10791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93" calcext:value-type="float">
            <text:p>10593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79" calcext:value-type="float">
            <text:p>8679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534" calcext:value-type="float">
            <text:p>8534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279" calcext:value-type="float">
            <text:p>7279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627" calcext:value-type="float">
            <text:p>7627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283" calcext:value-type="float">
            <text:p>8283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79" calcext:value-type="float">
            <text:p>7279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820" calcext:value-type="float">
            <text:p>682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37" calcext:value-type="float">
            <text:p>7037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161" calcext:value-type="float">
            <text:p>7161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55" calcext:value-type="float">
            <text:p>6355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50" calcext:value-type="float">
            <text:p>615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150" calcext:value-type="float">
            <text:p>615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50" calcext:value-type="float">
            <text:p>615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23" calcext:value-type="float">
            <text:p>5423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80" calcext:value-type="float">
            <text:p>498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14" calcext:value-type="float">
            <text:p>4814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47" calcext:value-type="float">
            <text:p>4147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47" calcext:value-type="float">
            <text:p>4147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99" calcext:value-type="float">
            <text:p>3799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20" calcext:value-type="float">
            <text:p>372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19" calcext:value-type="float">
            <text:p>3219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29" calcext:value-type="float">
            <text:p>2929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80" calcext:value-type="float">
            <text:p>308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40" calcext:value-type="float">
            <text:p>264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40" calcext:value-type="float">
            <text:p>264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40" calcext:value-type="float">
            <text:p>264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80" calcext:value-type="float">
            <text:p>218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89" calcext:value-type="float">
            <text:p>2289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89" calcext:value-type="float">
            <text:p>2289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89" calcext:value-type="float">
            <text:p>2289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90" calcext:value-type="float">
            <text:p>189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48" calcext:value-type="float">
            <text:p>1848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01" calcext:value-type="float">
            <text:p>1701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96" calcext:value-type="float">
            <text:p>1596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58" calcext:value-type="float">
            <text:p>2058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96" calcext:value-type="float">
            <text:p>1596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58" calcext:value-type="float">
            <text:p>2058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85" calcext:value-type="float">
            <text:p>1785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40" calcext:value-type="float">
            <text:p>174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80" calcext:value-type="float">
            <text:p>178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39" calcext:value-type="float">
            <text:p>1539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20" calcext:value-type="float">
            <text:p>162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28" calcext:value-type="float">
            <text:p>1328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16" calcext:value-type="float">
            <text:p>1216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80" calcext:value-type="float">
            <text:p>128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0" calcext:value-type="float">
            <text:p>144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0" calcext:value-type="float">
            <text:p>144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92" calcext:value-type="float">
            <text:p>1292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07" calcext:value-type="float">
            <text:p>1207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84" calcext:value-type="float">
            <text:p>1184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3" calcext:value-type="float">
            <text:p>1003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25" calcext:value-type="float">
            <text:p>1125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85" calcext:value-type="float">
            <text:p>885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85" calcext:value-type="float">
            <text:p>885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20" calcext:value-type="float">
            <text:p>72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24" calcext:value-type="float">
            <text:p>624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94" calcext:value-type="float">
            <text:p>594</text:p>
          </table:table-cell>
          <table:table-cell office:value-type="float" office:value="273.272681" calcext:value-type="float">
            <text:p>273,27268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28" calcext:value-type="float">
            <text:p>528</text:p>
          </table:table-cell>
          <table:table-cell office:value-type="float" office:value="273.272682" calcext:value-type="float">
            <text:p>273,27268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50" calcext:value-type="float">
            <text:p>550</text:p>
          </table:table-cell>
          <table:table-cell office:value-type="float" office:value="273.272667" calcext:value-type="float">
            <text:p>273,2726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28" calcext:value-type="float">
            <text:p>528</text:p>
          </table:table-cell>
          <table:table-cell office:value-type="float" office:value="273.272664" calcext:value-type="float">
            <text:p>273,27266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28" calcext:value-type="float">
            <text:p>528</text:p>
          </table:table-cell>
          <table:table-cell office:value-type="float" office:value="273.272652" calcext:value-type="float">
            <text:p>273,2726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28" calcext:value-type="float">
            <text:p>528</text:p>
          </table:table-cell>
          <table:table-cell office:value-type="float" office:value="273.272652" calcext:value-type="float">
            <text:p>273,27265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78" calcext:value-type="float">
            <text:p>378</text:p>
          </table:table-cell>
          <table:table-cell office:value-type="float" office:value="273.272662" calcext:value-type="float">
            <text:p>273,27266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87" calcext:value-type="float">
            <text:p>387</text:p>
          </table:table-cell>
          <table:table-cell office:value-type="float" office:value="273.272674" calcext:value-type="float">
            <text:p>273,27267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51" calcext:value-type="float">
            <text:p>351</text:p>
          </table:table-cell>
          <table:table-cell office:value-type="float" office:value="273.27515" calcext:value-type="float">
            <text:p>273,275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51" calcext:value-type="float">
            <text:p>351</text:p>
          </table:table-cell>
          <table:table-cell office:value-type="float" office:value="273.273447" calcext:value-type="float">
            <text:p>273,27344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51" calcext:value-type="float">
            <text:p>351</text:p>
          </table:table-cell>
          <table:table-cell office:value-type="float" office:value="273.272675" calcext:value-type="float">
            <text:p>273,2726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51" calcext:value-type="float">
            <text:p>351</text:p>
          </table:table-cell>
          <table:table-cell office:value-type="float" office:value="273.272684" calcext:value-type="float">
            <text:p>273,27268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33" calcext:value-type="float">
            <text:p>333</text:p>
          </table:table-cell>
          <table:table-cell office:value-type="float" office:value="273.272661" calcext:value-type="float">
            <text:p>273,27266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04" calcext:value-type="float">
            <text:p>304</text:p>
          </table:table-cell>
          <table:table-cell office:value-type="float" office:value="273.272855" calcext:value-type="float">
            <text:p>273,27285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04" calcext:value-type="float">
            <text:p>304</text:p>
          </table:table-cell>
          <table:table-cell office:value-type="float" office:value="273.27269" calcext:value-type="float">
            <text:p>273,272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6" calcext:value-type="float">
            <text:p>256</text:p>
          </table:table-cell>
          <table:table-cell office:value-type="float" office:value="273.277542" calcext:value-type="float">
            <text:p>273,27754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6" calcext:value-type="float">
            <text:p>256</text:p>
          </table:table-cell>
          <table:table-cell office:value-type="float" office:value="273.272897" calcext:value-type="float">
            <text:p>273,27289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4" calcext:value-type="float">
            <text:p>224</text:p>
          </table:table-cell>
          <table:table-cell office:value-type="float" office:value="273.360757" calcext:value-type="float">
            <text:p>273,36075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10" calcext:value-type="float">
            <text:p>210</text:p>
          </table:table-cell>
          <table:table-cell office:value-type="float" office:value="273.274181" calcext:value-type="float">
            <text:p>273,27418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80" calcext:value-type="float">
            <text:p>180</text:p>
          </table:table-cell>
          <table:table-cell office:value-type="float" office:value="273.388343" calcext:value-type="float">
            <text:p>273,38834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86" calcext:value-type="float">
            <text:p>186</text:p>
          </table:table-cell>
          <table:table-cell office:value-type="float" office:value="273.272948" calcext:value-type="float">
            <text:p>273,2729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80" calcext:value-type="float">
            <text:p>180</text:p>
          </table:table-cell>
          <table:table-cell office:value-type="float" office:value="273.273286" calcext:value-type="float">
            <text:p>273,2732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80" calcext:value-type="float">
            <text:p>180</text:p>
          </table:table-cell>
          <table:table-cell office:value-type="float" office:value="273.280632" calcext:value-type="float">
            <text:p>273,2806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5" calcext:value-type="float">
            <text:p>155</text:p>
          </table:table-cell>
          <table:table-cell office:value-type="float" office:value="273.280402" calcext:value-type="float">
            <text:p>273,28040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5" calcext:value-type="float">
            <text:p>155</text:p>
          </table:table-cell>
          <table:table-cell office:value-type="float" office:value="273.307513" calcext:value-type="float">
            <text:p>273,3075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273.285795" calcext:value-type="float">
            <text:p>273,28579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0" calcext:value-type="float">
            <text:p>150</text:p>
          </table:table-cell>
          <table:table-cell office:value-type="float" office:value="273.280502" calcext:value-type="float">
            <text:p>273,28050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0" calcext:value-type="float">
            <text:p>150</text:p>
          </table:table-cell>
          <table:table-cell office:value-type="float" office:value="273.338605" calcext:value-type="float">
            <text:p>273,33860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0" calcext:value-type="float">
            <text:p>140</text:p>
          </table:table-cell>
          <table:table-cell office:value-type="float" office:value="273.273408" calcext:value-type="float">
            <text:p>273,27340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0" calcext:value-type="float">
            <text:p>140</text:p>
          </table:table-cell>
          <table:table-cell office:value-type="float" office:value="273.395374" calcext:value-type="float">
            <text:p>273,39537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273.349271" calcext:value-type="float">
            <text:p>273,34927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0" calcext:value-type="float">
            <text:p>130</text:p>
          </table:table-cell>
          <table:table-cell office:value-type="float" office:value="273.836296" calcext:value-type="float">
            <text:p>273,8362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5" calcext:value-type="float">
            <text:p>135</text:p>
          </table:table-cell>
          <table:table-cell office:value-type="float" office:value="273.30545" calcext:value-type="float">
            <text:p>273,3054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5" calcext:value-type="float">
            <text:p>125</text:p>
          </table:table-cell>
          <table:table-cell office:value-type="float" office:value="273.327567" calcext:value-type="float">
            <text:p>273,32756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273.323436" calcext:value-type="float">
            <text:p>273,3234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3T17:36:43.722780641</dc:date>
    <meta:editing-duration>PT12M47S</meta:editing-duration>
    <meta:editing-cycles>3</meta:editing-cycles>
    <meta:generator>LibreOffice/7.3.7.2$Linux_X86_64 LibreOffice_project/30$Build-2</meta:generator>
    <meta:document-statistic meta:table-count="1" meta:cell-count="30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37cm" svg:y="0.316cm" chart:style-name="ch2">
          <text:p>FUNÇÃO TESTE 1 - AVALIAÇÕES</text:p>
        </chart:title>
        <chart:plot-area chart:style-name="ch3" table:cell-range-address="FUNCAO1.B1:FUNCAO1.B100" svg:x="1.331cm" svg:y="1.275cm" svg:width="14.349cm" svg:height="6.564cm">
          <chart:coordinate-region svg:x="2.508cm" svg:y="1.474cm" svg:width="13.172cm" svg:height="5.573cm"/>
          <chart:axis chart:dimension="x" chart:name="primary-x" chart:style-name="ch4">
            <chart:title svg:x="7.548cm" svg:y="8.019cm" chart:style-name="ch5">
              <text:p>GERAÇÕES</text:p>
            </chart:title>
          </chart:axis>
          <chart:axis chart:dimension="y" chart:name="primary-y" chart:style-name="ch4">
            <chart:title svg:x="0.451cm" svg:y="5.62cm" chart:style-name="ch6">
              <text:p>AVALIAÇÕES</text:p>
            </chart:title>
            <chart:grid chart:style-name="ch7" chart:class="major"/>
          </chart:axis>
          <chart:series chart:style-name="ch8" chart:values-cell-range-address="FUNCAO1.B1:FUNCAO1.B100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788">
                <text:p>22788</text:p>
                <draw:g>
                  <svg:desc>FUNCAO1.B1:FUNCAO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348">
                <text:p>18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81">
                <text:p>54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81">
                <text:p>5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81">
                <text:p>54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14">
                <text:p>13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791">
                <text:p>107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91">
                <text:p>107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593">
                <text:p>105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79">
                <text:p>86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534">
                <text:p>85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79">
                <text:p>72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27">
                <text:p>76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283">
                <text:p>82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79">
                <text:p>72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20">
                <text:p>68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37">
                <text:p>70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61">
                <text:p>71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55">
                <text:p>63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50">
                <text:p>61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50">
                <text:p>61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50">
                <text:p>61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23">
                <text:p>54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80">
                <text:p>49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14">
                <text:p>48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47">
                <text:p>41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47">
                <text:p>41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99">
                <text:p>37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19">
                <text:p>32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29">
                <text:p>29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5">
                <text:p>1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cm" svg:y="0.316cm" chart:style-name="ch2">
          <text:p>FUNÇÃO TESTE 1 - FITNESS</text:p>
        </chart:title>
        <chart:plot-area chart:style-name="ch3" table:cell-range-address="FUNCAO1.C1:FUNCAO1.C100" svg:x="1.331cm" svg:y="1.275cm" svg:width="14.349cm" svg:height="6.564cm">
          <chart:coordinate-region svg:x="2.429cm" svg:y="1.474cm" svg:width="13.251cm" svg:height="5.573cm"/>
          <chart:axis chart:dimension="x" chart:name="primary-x" chart:style-name="ch4">
            <chart:title svg:x="7.548cm" svg:y="8.019cm" chart:style-name="ch5">
              <text:p>GERAÇÕES</text:p>
            </chart:title>
          </chart:axis>
          <chart:axis chart:dimension="y" chart:name="primary-y" chart:style-name="ch4">
            <chart:title svg:x="0.451cm" svg:y="5.276cm" chart:style-name="ch6">
              <text:p>FITNESS</text:p>
            </chart:title>
            <chart:grid chart:style-name="ch7" chart:class="major"/>
          </chart:axis>
          <chart:series chart:style-name="ch8" chart:values-cell-range-address="FUNCAO1.C1:FUNCAO1.C100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3.272651">
                <text:p>273.272651</text:p>
                <draw:g>
                  <svg:desc>FUNCAO1.C1:FUNCAO1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3.272681">
                <text:p>273.2726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3.272682">
                <text:p>273.2726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3.272667">
                <text:p>273.272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3.272664">
                <text:p>273.2726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3.272652">
                <text:p>273.2726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3.272652">
                <text:p>273.2726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3.272662">
                <text:p>273.2726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3.272674">
                <text:p>273.2726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3.27515">
                <text:p>273.275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3.273447">
                <text:p>273.27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3.272675">
                <text:p>273.2726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3.272684">
                <text:p>273.2726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3.272661">
                <text:p>273.2726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3.272855">
                <text:p>273.2728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3.27269">
                <text:p>273.272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3.277542">
                <text:p>273.2775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3.272897">
                <text:p>273.2728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3.360757">
                <text:p>273.3607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3.274181">
                <text:p>273.2741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3.388343">
                <text:p>273.3883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3.272948">
                <text:p>273.2729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3.273286">
                <text:p>273.2732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3.280632">
                <text:p>273.2806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3.280402">
                <text:p>273.2804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3.307513">
                <text:p>273.3075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285795">
                <text:p>273.2857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3.280502">
                <text:p>273.2805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3.338605">
                <text:p>273.3386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3.273408">
                <text:p>273.2734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3.395374">
                <text:p>273.3953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3.349271">
                <text:p>273.3492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3.836296">
                <text:p>273.8362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3.30545">
                <text:p>273.305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3.327567">
                <text:p>273.3275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3.323436">
                <text:p>273.3234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